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2" style:family="table">
      <style:table-properties fo:margin-left="0cm" fo:margin-right="-0.007cm" table:align="margins" style:writing-mode="lr-tb"/>
    </style:style>
    <style:style style:name="Tabla2.A" style:family="table-column">
      <style:table-column-properties style:rel-column-width="15913*"/>
    </style:style>
    <style:style style:name="Tabla2.B" style:family="table-column">
      <style:table-column-properties style:rel-column-width="4962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62059829433967532" text:style-name="Outline">
        <text:list-item>
          <text:h text:style-name="P7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1578778682" text:continue-numbering="true" text:style-name="Outline">
        <text:list-item>
          <text:list>
            <text:list-item>
              <text:h text:style-name="P6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5"><text:a xlink:type="simple" xlink:href="https://medium.com/comunidad-flutter/cómo-solucionar-la-incompatibilidad-de-androidx-en-flutter-8bce978748b9?fbclid=IwAR1-9e4ZRc9YZyHXTXsZAgB-RwFRtwwIowykee0R8E9x8xDPeESJ18dWSFE" text:style-name="Internet_20_link" text:visited-style-name="Visited_20_Internet_20_Link">incompatibilidad con android x</text:a></text:p>
          </table:table-cell>
        </table:table-row>
        <table:table-row>
          <table:table-cell table:style-name="Tabla1.A2" office:value-type="string">
            <text:p text:style-name="P1">bloc</text:p>
          </table:table-cell>
          <table:table-cell table:style-name="Tabla1.B2" office:value-type="string">
            <text:p text:style-name="Table_20_Contents"><text:a xlink:type="simple" xlink:href="https://medium.com/flutter-community/flutter-login-tutorial-with-flutter-bloc-ea606ef701ad" text:style-name="Internet_20_link" text:visited-style-name="Visited_20_Internet_20_Link">login y bloc </text:a></text:p>
          </table:table-cell>
        </table:table-row>
        <table:table-row>
          <table:table-cell table:style-name="Tabla1.A2" office:value-type="string">
            <text:p text:style-name="P1">backend</text:p>
          </table:table-cell>
          <table:table-cell table:style-name="Tabla1.B2" office:value-type="string">
            <text:p text:style-name="Table_20_Contents"><text:a xlink:type="simple" xlink:href="https://medium.com/meeve/build-variants-in-flutter-for-multiple-backend-environments-7e139128949b" text:style-name="Internet_20_link" text:visited-style-name="Visited_20_Internet_20_Link">backen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studymongolian/adding-a-border-to-a-widget-in-flutter-d387bc5d7cff" text:style-name="Internet_20_link" text:visited-style-name="Visited_20_Internet_20_Link">border</text:a></text:p>
          </table:table-cell>
        </table:table-row>
        <table:table-row>
          <table:table-cell table:style-name="Tabla1.A2" office:value-type="string">
            <text:p text:style-name="P1">canal</text:p>
          </table:table-cell>
          <table:table-cell table:style-name="Tabla1.B2" office:value-type="string">
            <text:p text:style-name="Table_20_Contents"><text:a xlink:type="simple" xlink:href="https://www.youtube.com/flutterdev" text:style-name="Internet_20_link" text:visited-style-name="Visited_20_Internet_20_Link">canal de flutter</text:a>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Magical widget</text:p>
          </table:table-cell>
          <table:table-cell table:style-name="Tabla1.B2" office:value-type="string">
            <text:p text:style-name="Table_20_Contents"><text:a xlink:type="simple" xlink:href="https://medium.com/flutter-community/flutter-source-generation-971a4144a2ac" text:style-name="Internet_20_link" text:visited-style-name="Visited_20_Internet_20_Link">generacion de fuente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soft-page-break/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>Progrmar para aifon sin mac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>Furebase y google clou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>firebase y cloud storage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hackernoon.com/make-predictions-on-a-custom-automl-model-with-cloud-functions-and-firebase-ec3868a1671b" text:style-name="Internet_20_link" text:visited-style-name="Visited_20_Internet_20_Link">predicciones sobre 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google-developers/firebase-google-cloud-whats-different-with-cloud-functions-612d9e1e89cb" text:style-name="Internet_20_link" text:visited-style-name="Visited_20_Internet_20_Link">cloud function</text:a></text:p>
          </table:table-cell>
        </table:table-row>
        <table:table-row>
          <table:table-cell table:style-name="Tabla1.A2" office:value-type="string">
            <text:p text:style-name="P1">mac</text:p>
          </table:table-cell>
          <table:table-cell table:style-name="Tabla1.B2" office:value-type="string">
            <text:p text:style-name="Table_20_Contents"><text:a xlink:type="simple" xlink:href="https://medium.com/mindorks/flutter-getting-started-with-vscode-setup-for-mac-9c8fdef98962?fbclid=IwAR116jA_geDdiuAR_BLOHrO1jih2nK8VGOskWWS9KYX0fpcHHWgVjjvz3zM" text:style-name="Internet_20_link" text:visited-style-name="Visited_20_Internet_20_Link">Instalaciòn de flutter sobre mac</text:a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/>
          </table:table-cell>
          <table:table-cell table:style-name="Tabla2.B1" office:value-type="string">
            <text:p text:style-name="Table_20_Contents"><text:a xlink:type="simple" xlink:href="https://medium.com/flutter-community/cicd-for-flutter-fdc07fe52abd" text:style-name="Internet_20_link" text:visited-style-name="Visited_20_Internet_20_Link">cicd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proandroiddev.com/mocking-a-server-with-firebase-3b4376ce3596" text:style-name="Internet_20_link" text:visited-style-name="Visited_20_Internet_20_Link">Hacer un servidor con Firebase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flutter-mlkit-8039ec66b6a" text:style-name="Internet_20_link" text:visited-style-name="Visited_20_Internet_20_Link">flutter y milkit</text:a> <text:s/>Lee una tarjeta de visita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a-deep-dive-into-pageview-in-flutter-with-custom-transitions-581d9ea6dded" text:style-name="Internet_20_link" text:visited-style-name="Visited_20_Internet_20_Link">PageView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@sethladd/installing-flutter-on-a-mac-13a26340f80a" text:style-name="Internet_20_link" text:visited-style-name="Visited_20_Internet_20_Link">Instalando flutter sobre mac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pub" text:style-name="Internet_20_link" text:visited-style-name="Visited_20_Internet_20_Link">medium flutter pub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pub/enabling-firebase-cloud-messaging-push-notifications-with-flutter-39b08f2ed723" text:style-name="Internet_20_link" text:visited-style-name="Visited_20_Internet_20_Link">push firebase y flutter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io/perspective-on-flutter-6f832f4d912e" text:style-name="Internet_20_link" text:visited-style-name="Visited_20_Internet_20_Link">rotaciones y traslaciones</text:a></text:p>
          </table:table-cell>
        </table:table-row>
      </table:table>
      <text:p text:style-name="P2"/>
      <text:list xml:id="list49134127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09</meta:editing-cycles>
    <meta:creation-date>2018-03-07T12:45:00</meta:creation-date>
    <dc:date>2019-03-09T12:12:24</dc:date>
    <meta:editing-duration>P5DT25M57S</meta:editing-duration>
    <meta:generator>OpenOffice/4.1.6$Unix OpenOffice.org_project/416m1$Build-9790</meta:generator>
    <dc:creator>Máximo Meza</dc:creator>
    <meta:document-statistic meta:table-count="2" meta:image-count="0" meta:object-count="0" meta:page-count="3" meta:paragraph-count="58" meta:word-count="144" meta:character-count="9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